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style:font-name-complex="Calibri"/>
    </style:style>
    <style:style style:name="P3" style:parent-style-name="Paragraphedeliste" style:list-style-name="LFO1" style:family="paragraph">
      <style:text-properties style:font-name-complex="Calibri"/>
    </style:style>
    <style:style style:name="P4" style:parent-style-name="Paragraphedeliste" style:list-style-name="LFO1" style:family="paragraph">
      <style:text-properties style:font-name-complex="Calibri"/>
    </style:style>
    <style:style style:name="P5" style:parent-style-name="Paragraphedeliste" style:list-style-name="LFO1" style:family="paragraph">
      <style:text-properties style:font-name-complex="Calibri"/>
    </style:style>
    <style:style style:name="P6" style:parent-style-name="NormalWeb" style:list-style-name="LFO1" style:family="paragraph">
      <style:text-properties style:font-name="Calibri" style:font-name-complex="Calibri" fo:font-size="11pt" style:font-size-asian="11pt" style:font-size-complex="11pt"/>
    </style:style>
    <style:style style:name="P7" style:parent-style-name="Paragraphedeliste" style:list-style-name="LFO1" style:family="paragraph">
      <style:text-properties style:font-name-complex="Calibri"/>
    </style:style>
    <style:style style:name="P8" style:parent-style-name="Paragraphedeliste" style:list-style-name="LFO1" style:family="paragraph">
      <style:text-properties style:font-name-complex="Calibri"/>
    </style:style>
    <style:style style:name="P9" style:parent-style-name="Paragraphedeliste" style:list-style-name="LFO1" style:family="paragraph">
      <style:text-properties style:font-name-complex="Calibri"/>
    </style:style>
    <style:style style:name="P10" style:parent-style-name="Paragraphedeliste" style:list-style-name="LFO1" style:family="paragraph">
      <style:text-properties style:font-name-complex="Calibri"/>
    </style:style>
    <style:style style:name="P11" style:parent-style-name="Paragraphedeliste" style:list-style-name="LFO1" style:family="paragraph">
      <style:text-properties style:font-name-complex="Calibri"/>
    </style:style>
    <style:style style:name="P12" style:parent-style-name="Paragraphedeliste" style:list-style-name="LFO1" style:family="paragraph">
      <style:text-properties style:font-name-complex="Calibri"/>
    </style:style>
    <style:style style:name="P13" style:parent-style-name="Paragraphedeliste" style:list-style-name="LFO1" style:family="paragraph">
      <style:text-properties style:font-name-complex="Calibri"/>
    </style:style>
    <style:style style:name="P14" style:parent-style-name="Paragraphedeliste" style:list-style-name="LFO1" style:family="paragraph">
      <style:text-properties style:font-name-complex="Calibri"/>
    </style:style>
    <style:style style:name="P15" style:parent-style-name="Paragraphedeliste" style:list-style-name="LFO1" style:family="paragraph"/>
    <style:style style:name="T16" style:parent-style-name="Policepardéfaut" style:family="text">
      <style:text-properties style:font-name-complex="Calibri"/>
    </style:style>
    <style:style style:name="T17" style:parent-style-name="Policepardéfaut" style:family="text">
      <style:text-properties style:font-name-asian="Wingdings" style:font-name-complex="Calibri"/>
    </style:style>
    <style:style style:name="T18" style:parent-style-name="Policepardéfaut" style:family="text">
      <style:text-properties style:font-name-complex="Calibri"/>
    </style:style>
    <style:style style:name="T19" style:parent-style-name="Policepardéfaut" style:family="text">
      <style:text-properties style:font-name-complex="Calibri"/>
    </style:style>
    <style:style style:name="P20" style:parent-style-name="Paragraphedeliste" style:family="paragraph">
      <style:text-properties style:font-name-complex="Calibri"/>
    </style:style>
    <style:style style:name="P21" style:parent-style-name="Normal" style:family="paragraph">
      <style:text-properties style:font-name-complex="Calibri"/>
    </style:style>
    <style:style style:name="P22" style:parent-style-name="Normal" style:family="paragraph">
      <style:text-properties style:font-name-complex="Calibri"/>
    </style:style>
    <style:style style:name="P23" style:parent-style-name="Normal" style:family="paragraph">
      <style:text-properties style:font-name-complex="Calibri"/>
    </style:style>
    <style:style style:name="P24" style:parent-style-name="Normal" style:family="paragraph">
      <style:text-properties style:font-name-complex="Calibri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Peut on définir corps d’une opération statechart<text:s/></text:p>
        </text:list-item>
        <text:list-item>
          <text:p text:style-name="P3">Fentes</text:p>
        </text:list-item>
        <text:list-item>
          <text:p text:style-name="P4">Description des cas<text:s/>d’utilisation</text:p>
        </text:list-item>
        <text:list-item>
          <text:p text:style-name="P5">Structurer le diag de classes en packages et mise en ordre diagramme de classes</text:p>
        </text:list-item>
        <text:list-item>
          <text:p text:style-name="P6">Spécifier les raisons pour utilise une instance de titre de transport (histoire de redondance)<text:s/></text:p>
        </text:list-item>
        <text:list-item>
          <text:p text:style-name="P7">Interaction overview diagram</text:p>
        </text:list-item>
        <text:list-item>
          <text:p text:style-name="P8">Maquette</text:p>
        </text:list-item>
        <text:list-item>
          <text:p text:style-name="P9">Rapport</text:p>
        </text:list-item>
        <text:list-item>
          <text:p text:style-name="P10">Retirer le bleu</text:p>
        </text:list-item>
        <text:list-item>
          <text:p text:style-name="P11">Verifier attribut ou méthode en trop<text:s/></text:p>
        </text:list-item>
        <text:list-item>
          <text:p text:style-name="P12"><text:s/>(qu’est ce que le clavier physique ? le clavier de l’ordinateur ?)</text:p>
        </text:list-item>
        <text:list-item>
          <text:p text:style-name="P13">(doit-on dessiner un clavier numérique ? (le tactile))</text:p>
        </text:list-item>
        <text:list-item>
          <text:p text:style-name="P14">(pour les choix de billet,… il faut pouvoir annuler/modifier les paramètres à tout moment avant le paiement)</text:p>
        </text:list-item>
        <text:list-item>
          <text:p text:style-name="P15"><text:span text:style-name="T16">(Paiement en monnaie, il faut vérifier qu’on ait assez de monnaie pour l’argent à rendre !!!<text:s/></text:span><text:span text:style-name="T17"></text:span><text:span text:style-name="T18"><text:s/>si il manque, client choisit : annuler transaction/c</text:span><text:span text:style-name="T19">hoisir autre mode de paiement)</text:span></text:p>
        </text:list-item>
      </text:list>
      <text:p text:style-name="P20"/>
      <text:p text:style-name="P21">() = implémentation</text:p>
      <text:p text:style-name="P22"/>
      <text:p text:style-name="P23">Fait au 22/11 : <text:s/>Retiré les accents et tout mis en français + Remises en page + Joint les logos + Ajouté<text:s/><text:tab/><text:tab/>toutes les « LifeLine » manquantes (voir en bleu sur les diagrammes)</text:p>
      <text:p text:style-name="P24">Ajouté au 22/11 : Setter –<text:s/>getter ; Enlever des classes ? ; Flèches à l’entrée de Paiement et<text:s/><text:tab/><text:tab/><text:tab/><text:s text:c="4"/>Impression (action de Client) ; Méthodes inutiles (decrementerNbreImpression) 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1-30T11:18:00Z</dc:date>
    <meta:template xlink:href="Normal" xlink:type="simple"/>
    <meta:editing-cycles>31</meta:editing-cycles>
    <meta:editing-duration>PT33600S</meta:editing-duration>
    <meta:document-statistic meta:page-count="1" meta:paragraph-count="2" meta:word-count="189" meta:character-count="1231" meta:row-count="8" meta:non-whitespace-character-count="1044"/>
  </office:meta>
</office:document-meta>
</file>